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16800c" officeooo:paragraph-rsid="0016800c"/>
    </style:style>
    <style:style style:name="P2" style:family="paragraph" style:parent-style-name="Text_20_body">
      <style:text-properties officeooo:rsid="0016a6ce" officeooo:paragraph-rsid="0016a6ce"/>
    </style:style>
    <style:style style:name="P3" style:family="paragraph" style:parent-style-name="Text_20_body">
      <style:text-properties officeooo:rsid="00195663" officeooo:paragraph-rsid="00195663"/>
    </style:style>
    <style:style style:name="P4" style:family="paragraph" style:parent-style-name="Text_20_body">
      <style:text-properties officeooo:rsid="001817ef" officeooo:paragraph-rsid="001817ef"/>
    </style:style>
    <style:style style:name="P5" style:family="paragraph" style:parent-style-name="Text_20_body">
      <style:text-properties officeooo:paragraph-rsid="00195663"/>
    </style:style>
    <style:style style:name="P6" style:family="paragraph" style:parent-style-name="Subtitle">
      <style:text-properties officeooo:rsid="001c1af8" officeooo:paragraph-rsid="001c1af8"/>
    </style:style>
    <style:style style:name="P7" style:family="paragraph" style:parent-style-name="Heading_20_1">
      <style:paragraph-properties fo:break-before="page"/>
      <style:text-properties officeooo:rsid="0016800c" officeooo:paragraph-rsid="0016800c"/>
    </style:style>
    <style:style style:name="P8" style:family="paragraph" style:parent-style-name="Heading_20_1">
      <style:text-properties officeooo:rsid="0016800c" officeooo:paragraph-rsid="0016800c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16a6ce" officeooo:paragraph-rsid="0016a6ce"/>
    </style:style>
    <style:style style:name="P11" style:family="paragraph" style:parent-style-name="Heading_20_1">
      <style:paragraph-properties fo:break-before="page"/>
      <style:text-properties officeooo:rsid="00195663" officeooo:paragraph-rsid="00195663"/>
    </style:style>
    <style:style style:name="P12" style:family="paragraph" style:parent-style-name="Heading_20_2">
      <style:text-properties officeooo:rsid="0016800c" officeooo:paragraph-rsid="0016800c"/>
    </style:style>
    <style:style style:name="P13" style:family="paragraph" style:parent-style-name="Heading_20_2">
      <style:text-properties officeooo:rsid="0016a6ce" officeooo:paragraph-rsid="0016a6ce"/>
    </style:style>
    <style:style style:name="P14" style:family="paragraph" style:parent-style-name="Heading_20_2">
      <style:text-properties officeooo:rsid="0016a6ce" officeooo:paragraph-rsid="001817ef"/>
    </style:style>
    <style:style style:name="P15" style:family="paragraph" style:parent-style-name="Heading_20_2">
      <style:text-properties officeooo:rsid="0016a6ce" officeooo:paragraph-rsid="00195663"/>
    </style:style>
    <style:style style:name="P16" style:family="paragraph" style:parent-style-name="Heading_20_2">
      <style:text-properties officeooo:rsid="001817ef" officeooo:paragraph-rsid="001817ef"/>
    </style:style>
    <style:style style:name="P17" style:family="paragraph" style:parent-style-name="Heading_20_2">
      <style:text-properties officeooo:rsid="00195663" officeooo:paragraph-rsid="00195663"/>
    </style:style>
    <style:style style:name="P18" style:family="paragraph" style:parent-style-name="Heading_20_2">
      <style:text-properties officeooo:rsid="001c6e01" officeooo:paragraph-rsid="001c6e01"/>
    </style:style>
    <style:style style:name="P19" style:family="paragraph" style:parent-style-name="Heading_20_3">
      <style:text-properties officeooo:rsid="0016a6ce" officeooo:paragraph-rsid="0016a6ce"/>
    </style:style>
    <style:style style:name="P20" style:family="paragraph" style:parent-style-name="Heading_20_3">
      <style:text-properties officeooo:rsid="0016a6ce" officeooo:paragraph-rsid="001817ef"/>
    </style:style>
    <style:style style:name="P21" style:family="paragraph" style:parent-style-name="Text_20_body">
      <style:text-properties officeooo:rsid="00195663" officeooo:paragraph-rsid="00195663"/>
    </style:style>
    <style:style style:name="P22" style:family="paragraph" style:parent-style-name="Text_20_body">
      <style:text-properties officeooo:rsid="00195663" officeooo:paragraph-rsid="001c6e01"/>
    </style:style>
    <style:style style:name="P23" style:family="paragraph" style:parent-style-name="Text_20_body">
      <style:text-properties officeooo:rsid="001c6e01" officeooo:paragraph-rsid="001c6e01"/>
    </style:style>
    <style:style style:name="P24" style:family="paragraph" style:parent-style-name="Text_20_body">
      <style:text-properties officeooo:paragraph-rsid="001c6e01"/>
    </style:style>
    <style:style style:name="P25" style:family="paragraph" style:parent-style-name="Title">
      <style:text-properties officeooo:rsid="0016800c" officeooo:paragraph-rsid="0016800c"/>
    </style:style>
    <style:style style:name="T1" style:family="text">
      <style:text-properties officeooo:rsid="001817ef"/>
    </style:style>
    <style:style style:name="T2" style:family="text">
      <style:text-properties officeooo:rsid="00195663"/>
    </style:style>
    <style:style style:name="T3" style:family="text">
      <style:text-properties officeooo:rsid="001c6e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nforderungsspezifikation</text:p>
      <text:p text:style-name="P6">trabit</text:p>
      <text:h text:style-name="P7" text:outline-level="1">Der Sinn des Projekts</text:h>
      <text:h text:style-name="P12" text:outline-level="2">Projekthintergrund</text:h>
      <text:p text:style-name="P1">Gute Idee und ein Team welches diese umzusetzen bereit ist.</text:p>
      <text:h text:style-name="P12" text:outline-level="2">Projektziel</text:h>
      <text:p text:style-name="P1">Entwickeln der in diesem Dokument spezifizierten Anwendung.</text:p>
      <text:h text:style-name="Heading_20_1" text:outline-level="1" text:is-list-header="true">Benutzer</text:h>
      <text:h text:style-name="P8" text:outline-level="1">Randbedingungen</text:h>
      <text:h text:style-name="P12" text:outline-level="2">Verwendungsumfeld</text:h>
      <text:p text:style-name="P1">Das Produkt soll von Benutzern, in jeder Situation, am Handy verwendet werden können.</text:p>
      <text:h text:style-name="P9" text:outline-level="1">Entitäten</text:h>
      <text:h text:style-name="P13" text:outline-level="2">Aktivität</text:h>
      <text:p text:style-name="P2">Eine Aktivität besteht aus einer Bezeichnung sowie einem Start- und Endzeitpunkt. Die Bezeichnung beschreibt dabei etwas das in dem Zeitraum zwischen Start- und Endzeitpunkt getan wurde. <text:span text:style-name="T1">Eine Aktivität kann ausstehen, stattgefunden oder nicht-stattgefunden haben.</text:span></text:p>
      <text:h text:style-name="P16" text:outline-level="2">Gewohnheit</text:h>
      <text:p text:style-name="P4">Eine Gewohnheit ist eine regelmäßig wiederholte Aktivität. <text:span text:style-name="T2">Eine Gewohnheit kann als abzugewöhnend markiert sein.</text:span></text:p>
      <text:h text:style-name="P10" text:outline-level="1">Funktionale Anforderungen</text:h>
      <text:h text:style-name="P13" text:outline-level="2">Anforderung 1</text:h>
      <text:h text:style-name="P19" text:outline-level="3">Beschreibung</text:h>
      <text:p text:style-name="P2">Aktivitäten können gespeichert werden.</text:p>
      <text:h text:style-name="P13" text:outline-level="2">Anforderung 2</text:h>
      <text:h text:style-name="P19" text:outline-level="3">Beschreibung</text:h>
      <text:p text:style-name="P2">Aktivitäten können abgerufen werden.</text:p>
      <text:h text:style-name="P13" text:outline-level="2">Anforderung 3</text:h>
      <text:h text:style-name="P19" text:outline-level="3">Beschreibung</text:h>
      <text:p text:style-name="P2">Benutzer können <text:span text:style-name="T1">bereits stattgefundene </text:span>Aktivitäten erfassen, welche dann gespeichert werden.</text:p>
      <text:h text:style-name="P13" text:outline-level="2">Anforderung 4</text:h>
      <text:h text:style-name="P19" text:outline-level="3">Beschreibung</text:h>
      <text:p text:style-name="P2">Benutzer können Aktivitäten eines Tages laden und anzeigen lassen.</text:p>
      <text:h text:style-name="P13" text:outline-level="2">Anforderung 5</text:h>
      <text:h text:style-name="P19" text:outline-level="3">Beschreibung</text:h>
      <text:p text:style-name="P2">Die Anwendung erkennt Gewohnheiten basierend auf den Erfassten Aktivitäten.</text:p>
      <text:h text:style-name="P13" text:outline-level="2">Anforderung 6</text:h>
      <text:h text:style-name="P19" text:outline-level="3">Beschreibung</text:h>
      <text:p text:style-name="P4">Wird eine Gewohnheit erkannt, erhält der Benutzer eine Benachrichtigung.</text:p>
      <text:h text:style-name="P14" text:outline-level="2">Anforderung <text:span text:style-name="T1">7</text:span></text:h>
      <text:h text:style-name="P20" text:outline-level="3">Beschreibung</text:h>
      <text:p text:style-name="P4">Der Benutzer kann erkannte Gewohnheiten bestätigten, dann werden diese gespeichert. Alternativ kann er die erkannte Gewohnheit verwerfen.</text:p>
      <text:h text:style-name="P14" text:outline-level="2"><text:soft-page-break/>Anforderung <text:span text:style-name="T1">8</text:span></text:h>
      <text:h text:style-name="P20" text:outline-level="3">Beschreibung</text:h>
      <text:p text:style-name="P4">Der Benutzer kann ausstehende Aktivitäten planen, welche dann gespeichert werden.</text:p>
      <text:h text:style-name="P14" text:outline-level="2">Anforderung <text:span text:style-name="T1">9</text:span></text:h>
      <text:p text:style-name="P5"><text:span text:style-name="T1">In der Anzeige </text:span><text:span text:style-name="T2">aus </text:span><text:a xlink:type="simple" xlink:href="#4.4.Anforderung 4|outline" text:style-name="Internet_20_link" text:visited-style-name="Visited_20_Internet_20_Link"><text:span text:style-name="T2">#4.4.Anforderung 4|outline</text:span></text:a> <text:span text:style-name="T2">können ausstehende Aktivitäten als stattegfunden oder nicht stattgefunden markiert werden.</text:span></text:p>
      <text:h text:style-name="P15" text:outline-level="2">Anforderung <text:span text:style-name="T2">10</text:span></text:h>
      <text:p text:style-name="P3">Der Benutzer kann anzugewöhnende Gewohnheiten erstellen.</text:p>
      <text:h text:style-name="P17" text:outline-level="2">Anforderung 11</text:h>
      <text:p text:style-name="P3">Beim erstellen einer anzugewöhnenden Gewohnheit werden sich regelmäßig wiederholende, ausstehende Aktivitäten erstellt und gespeichert.</text:p>
      <text:h text:style-name="P15" text:outline-level="2">Anforderung <text:span text:style-name="T2">12</text:span></text:h>
      <text:p text:style-name="P22">Der Benutzer kann Gewohnheiten als abzugewöhnen markieren.</text:p>
      <text:h text:style-name="Heading_20_2" text:outline-level="2">Anforderung 1<text:span text:style-name="T3">3</text:span></text:h>
      <text:p text:style-name="P23">Aktivitäten können gelöscht werden.</text:p>
      <text:h text:style-name="P15" text:outline-level="2">Anforderung <text:span text:style-name="T2">14</text:span></text:h>
      <text:p text:style-name="P3">Beim planen von ausstehenden Aktivitäten und anzugewöhnenden Gewohnheiten. Sollen Zeiten in welche diese passen und in welchen sich abzugewöhnende Gewohnheiten befinden vorgeschlagen werden.</text:p>
      <text:h text:style-name="P18" text:outline-level="2">Anforderung 15</text:h>
      <text:p text:style-name="P24"><text:span text:style-name="T1">In der Anzeige </text:span><text:span text:style-name="T2">aus </text:span><text:a xlink:type="simple" xlink:href="#4.4.Anforderung 4|outline" text:style-name="Internet_20_link" text:visited-style-name="Visited_20_Internet_20_Link"><text:span text:style-name="T2">#4.4.Anforderung 4|outline</text:span></text:a> <text:span text:style-name="T2">können </text:span><text:span text:style-name="T3">Aktivitäten gelöscht werden.</text:span></text:p>
      <text:h text:style-name="P18" text:outline-level="2">Anforderung 16</text:h>
      <text:p text:style-name="P24"><text:span text:style-name="T3">Gewohnheiten können als abgewöhnt markiert werden.</text:span></text:p>
      <text:h text:style-name="P18" text:outline-level="2">Anforderung 17</text:h>
      <text:p text:style-name="P23">Benutzer können Gewohnheiten laden und anzeigen lassen.</text:p>
      <text:h text:style-name="P18" text:outline-level="2">Anforderung 18</text:h>
      <text:p text:style-name="P23">Für abgewöhnte Gewohnheiten sollen keine ausstehenden Aktivitäten existieren.</text:p>
      <text:h text:style-name="P11" text:outline-level="1">Nicht funktionale Anforderunge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0:03:55.554126603</meta:creation-date>
    <dc:date>2025-04-15T11:17:24.839933385</dc:date>
    <meta:editing-duration>PT35M2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6" meta:paragraph-count="62" meta:word-count="314" meta:character-count="2592" meta:non-whitespace-character-count="2340"/>
  </office:meta>
</office:document-meta>
</file>